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/>
    </style:style>
    <style:style style:name="P2" style:family="paragraph" style:parent-style-name="Standard">
      <style:text-properties fo:color="#000000" style:text-underline-style="solid" style:text-underline-width="auto" style:text-underline-color="font-color"/>
    </style:style>
    <style:style style:name="P3" style:family="paragraph" style:parent-style-name="Standard">
      <style:text-properties fo:color="#cc0000" style:text-underline-style="solid" style:text-underline-width="auto" style:text-underline-color="font-color"/>
    </style:style>
    <style:style style:name="P4" style:family="paragraph" style:parent-style-name="Standard">
      <style:text-properties fo:color="#cc0000" style:text-underline-style="none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itre : 1:1 Technology and its effect on Student Academic Achievment And Motivation.</text:span></text:p>
      <text:p text:style-name="Standard"><text:span text:style-name="T1"/></text:p>
      <text:p text:style-name="Standard"><text:span text:style-name="T1">Introduction: </text:span></text:p>
      <text:p text:style-name="Standard"><text:span text:style-name="T1"/></text:p>
      <text:p text:style-name="Standard"><text:span text:style-name="T2">In Illinois state, since the creation of No Child Left Behind, the high difficulty testing had increase in the <text:s/>school, and to involve the chance to succeed for all child, the 1:1 Technology has been instigated, to allow all of them, to have laptop and <text:s/>use them as tools. To see if 1:1Technology was a succeed, there was a study was conducted by </text:span>Jennifer L. Harris , Mohammed T. Al-Bataineh , Adel Al-Bataineh , all of them, professor in USA . This study was conducted on two classrooms was choosen to participating, on with 1:1 Technology, other without.</text:p>
      <text:p text:style-name="Standard"/>
      <text:p text:style-name="Standard"/>
      <text:p text:style-name="P3">Paragraphe 1 :</text:p>
      <text:p text:style-name="P3"/>
      <text:p text:style-name="P1">Since the technology apparition in 1990 years, the idea was present throught the minds of differents persons, as the american president Bill Clinton in 1994, Even at that time, a lot of person thought that the technology can improve the way to learn, to <text:s/>teach, and so, the student success at the school. Other president had follow Clinton as George W,Bush who change the education law to increase the technology presence . More recently, Barack Obama has used 4,35 billions to incrase this presence.</text:p>
      <text:p text:style-name="P4"/>
      <text:p text:style-name="P3">Paragraphe 2 :</text:p>
      <text:p text:style-name="P3"/>
      <text:p text:style-name="P2">That was a financial challenge, because, a lot of student couldn't bought laptop,computer, globaly an access to the new technology, and, it increase the gap between some student in a same school, and even between two schools. So, it took a lot of time to give an Technology access, and <text:s/>reach the 1:1 Technology .</text:p>
      <text:p text:style-name="P3">Paragraphe 3 : </text:p>
      <text:p text:style-name="P3"/>
      <text:p text:style-name="P2">This ne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LEMASSON</meta:initial-creator>
    <meta:creation-date>2021-10-04T11:01:50.16</meta:creation-date>
    <dc:date>2021-10-04T12:10:19.45</dc:date>
    <dc:creator>Christopher LEMASSON</dc:creator>
    <meta:editing-duration>PT53M7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9" meta:word-count="262" meta:character-count="1519"/>
  </office:meta>
</office:document-meta>
</file>